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Rehaul Storm event slightly. Add action options. </text:p>
      <text:p text:style-name="Standard">{</text:p>
      <text:p text:style-name="Standard"/>
      <text:p text:style-name="Standard">Compact the prelude</text:p>
      <text:p text:style-name="Standard"/>
      <text:p text:style-name="Standard">The Flock (Card game)</text:p>
      <text:p text:style-name="Standard">- Fix Ziggy button dialogues. </text:p>
      <text:list xml:id="list4992725432160421830" text:style-name="L1">
        <text:list-header>
          <text:p text:style-name="P4"/>
        </text:list-header>
      </text:list>
      <text:list xml:id="list1720446561028283179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6627464535500862162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list xml:id="list878839041248993006" text:style-name="L4">
        <text:list-item>
          <text:p text:style-name="P7">pardon x</text:p>
        </text:list-item>
        <text:list-item>
          <text:p text:style-name="P7">punish</text:p>
        </text:list-item>
        <text:list-item>
          <text:p text:style-name="P7">middle </text:p>
        </text:list-item>
      </text:list>
      <text:p text:style-name="Standard"/>
      <text:p text:style-name="Standard"/>
      <text:p text:style-name="Standard">Arn (Loyal, dead <text:s/>or not) </text:p>
      <text:p text:style-name="Standard">find a way to save Arn so he's a major help in the final battle of the chapter</text:p>
      <text:p text:style-name="Standard">Arn survives if you beat him at gambling and raptorians in good mood</text:p>
      <text:p text:style-name="Standard">}</text:p>
      <text:p text:style-name="Standard"/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ure states, going back.</text:p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><text:soft-page-break/></text:p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4-18T22:14:59.75</dc:date>
    <meta:editing-duration>P2DT4H33M7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2" meta:paragraph-count="33" meta:word-count="151" meta:character-count="893"/>
  </office:meta>
</office:document-meta>
</file>